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statique)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1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974" calcext:value-type="float">
            <text:p>31,3974</text:p>
          </table:table-cell>
          <table:table-cell office:value-type="string" calcext:value-type="string">
            <text:p>Sur pi 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s par processus (méthode statique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/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float" office:value="31.3974" calcext:value-type="float">
            <text:p>31,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float" office:value="15.7329" calcext:value-type="float">
            <text:p>15,7329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float" office:value="15.7328" calcext:value-type="float">
            <text:p>15,7328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float" office:value="15.6727" calcext:value-type="float">
            <text:p>15,6727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float" office:value="0.088995" calcext:value-type="float">
            <text:p>0,088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float" office:value="26.2306" calcext:value-type="float">
            <text:p>26,2306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float" office:value="0.285406" calcext:value-type="float">
            <text:p>0,285406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float" office:value="5.50458" calcext:value-type="float">
            <text:p>5,50458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float" office:value="26.1892" calcext:value-type="float">
            <text:p>26,1892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float" office:value="26.2221" calcext:value-type="float">
            <text:p>26,2221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float" office:value="5.43691" calcext:value-type="float">
            <text:p>5,43691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float" office:value="0.28513" calcext:value-type="float">
            <text:p>0,28513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float" office:value="0.306956" calcext:value-type="float">
            <text:p>0,306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float" office:value="32.0507" calcext:value-type="float">
            <text:p>32,0507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float" office:value="0.437742" calcext:value-type="float">
            <text:p>0,437742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float" office:value="0.459706" calcext:value-type="float">
            <text:p>0,459706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float" office:value="0.425536" calcext:value-type="float">
            <text:p>0,425536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float" office:value="1.63628" calcext:value-type="float">
            <text:p>1,63628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float" office:value="9.64336" calcext:value-type="float">
            <text:p>9,64336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float" office:value="20.8884" calcext:value-type="float">
            <text:p>20,8884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float" office:value="32.038" calcext:value-type="float">
            <text:p>32,038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float" office:value="31.928" calcext:value-type="float">
            <text:p>31,928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float" office:value="20.8839" calcext:value-type="float">
            <text:p>20,8839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float" office:value="9.52806" calcext:value-type="float">
            <text:p>9,52806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float" office:value="1.82558" calcext:value-type="float">
            <text:p>1,82558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float" office:value="0.486107" calcext:value-type="float">
            <text:p>0,486107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float" office:value="0.40753" calcext:value-type="float">
            <text:p>0,40753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float" office:value="0.443632" calcext:value-type="float">
            <text:p>0,443632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float" office:value="0.406553" calcext:value-type="float">
            <text:p>0,406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float" office:value="34.4133" calcext:value-type="float">
            <text:p>34,4133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float" office:value="1.0188" calcext:value-type="float">
            <text:p>1,0188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float" office:value="0.975891" calcext:value-type="float">
            <text:p>0,975891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float" office:value="0.966568" calcext:value-type="float">
            <text:p>0,966568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float" office:value="1.01358" calcext:value-type="float">
            <text:p>1,01358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float" office:value="1.0256" calcext:value-type="float">
            <text:p>1,0256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float" office:value="0.972088" calcext:value-type="float">
            <text:p>0,972088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float" office:value="0.948118" calcext:value-type="float">
            <text:p>0,948118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float" office:value="1.0035" calcext:value-type="float">
            <text:p>1,0035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float" office:value="3.51464" calcext:value-type="float">
            <text:p>3,51464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float" office:value="4.71738" calcext:value-type="float">
            <text:p>4,71738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float" office:value="15.4864" calcext:value-type="float">
            <text:p>15,4864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float" office:value="19.6942" calcext:value-type="float">
            <text:p>19,6942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float" office:value="22.9884" calcext:value-type="float">
            <text:p>22,9884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float" office:value="30.6404" calcext:value-type="float">
            <text:p>30,6404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float" office:value="34.1429" calcext:value-type="float">
            <text:p>34,1429</text:p>
          </table:table-cell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float" office:value="34.3221" calcext:value-type="float">
            <text:p>34,3221</text:p>
          </table:table-cell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float" office:value="30.6362" calcext:value-type="float">
            <text:p>30,6362</text:p>
          </table:table-cell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float" office:value="22.9962" calcext:value-type="float">
            <text:p>22,9962</text:p>
          </table:table-cell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float" office:value="19.829" calcext:value-type="float">
            <text:p>19,829</text:p>
          </table:table-cell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float" office:value="15.492" calcext:value-type="float">
            <text:p>15,492</text:p>
          </table:table-cell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float" office:value="4.67565" calcext:value-type="float">
            <text:p>4,67565</text:p>
          </table:table-cell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float" office:value="3.39243" calcext:value-type="float">
            <text:p>3,39243</text:p>
          </table:table-cell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float" office:value="0.996611" calcext:value-type="float">
            <text:p>0,996611</text:p>
          </table:table-cell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float" office:value="0.959341" calcext:value-type="float">
            <text:p>0,959341</text:p>
          </table:table-cell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float" office:value="1.00923" calcext:value-type="float">
            <text:p>1,00923</text:p>
          </table:table-cell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float" office:value="0.90576" calcext:value-type="float">
            <text:p>0,90576</text:p>
          </table:table-cell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float" office:value="1.05753" calcext:value-type="float">
            <text:p>1,05753</text:p>
          </table:table-cell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float" office:value="0.949619" calcext:value-type="float">
            <text:p>0,949619</text:p>
          </table:table-cell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float" office:value="0.958369" calcext:value-type="float">
            <text:p>0,958369</text:p>
          </table:table-cell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float" office:value="0.958034" calcext:value-type="float">
            <text:p>0,9580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float" office:value="35.9519" calcext:value-type="float">
            <text:p>35,9519</text:p>
          </table:table-cell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float" office:value="1.92488" calcext:value-type="float">
            <text:p>1,92488</text:p>
          </table:table-cell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float" office:value="1.74565" calcext:value-type="float">
            <text:p>1,74565</text:p>
          </table:table-cell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float" office:value="1.8763" calcext:value-type="float">
            <text:p>1,8763</text:p>
          </table:table-cell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float" office:value="1.75187" calcext:value-type="float">
            <text:p>1,75187</text:p>
          </table:table-cell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float" office:value="1.7625" calcext:value-type="float">
            <text:p>1,7625</text:p>
          </table:table-cell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float" office:value="1.74943" calcext:value-type="float">
            <text:p>1,74943</text:p>
          </table:table-cell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float" office:value="1.76285" calcext:value-type="float">
            <text:p>1,76285</text:p>
          </table:table-cell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float" office:value="1.7701" calcext:value-type="float">
            <text:p>1,7701</text:p>
          </table:table-cell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float" office:value="1.73077" calcext:value-type="float">
            <text:p>1,73077</text:p>
          </table:table-cell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float" office:value="1.73791" calcext:value-type="float">
            <text:p>1,73791</text:p>
          </table:table-cell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float" office:value="1.76492" calcext:value-type="float">
            <text:p>1,76492</text:p>
          </table:table-cell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float" office:value="1.75675" calcext:value-type="float">
            <text:p>1,75675</text:p>
          </table:table-cell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float" office:value="1.78494" calcext:value-type="float">
            <text:p>1,78494</text:p>
          </table:table-cell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float" office:value="1.78538" calcext:value-type="float">
            <text:p>1,78538</text:p>
          </table:table-cell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float" office:value="1.8412" calcext:value-type="float">
            <text:p>1,8412</text:p>
          </table:table-cell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float" office:value="1.75931" calcext:value-type="float">
            <text:p>1,75931</text:p>
          </table:table-cell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float" office:value="1.75268" calcext:value-type="float">
            <text:p>1,75268</text:p>
          </table:table-cell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float" office:value="1.94618" calcext:value-type="float">
            <text:p>1,94618</text:p>
          </table:table-cell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float" office:value="3.64396" calcext:value-type="float">
            <text:p>3,64396</text:p>
          </table:table-cell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float" office:value="5.30443" calcext:value-type="float">
            <text:p>5,30443</text:p>
          </table:table-cell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float" office:value="5.05324" calcext:value-type="float">
            <text:p>5,05324</text:p>
          </table:table-cell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float" office:value="5.55929" calcext:value-type="float">
            <text:p>5,55929</text:p>
          </table:table-cell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float" office:value="12.9168" calcext:value-type="float">
            <text:p>12,9168</text:p>
          </table:table-cell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float" office:value="19.2181" calcext:value-type="float">
            <text:p>19,2181</text:p>
          </table:table-cell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float" office:value="19.9764" calcext:value-type="float">
            <text:p>19,9764</text:p>
          </table:table-cell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float" office:value="22.0865" calcext:value-type="float">
            <text:p>22,0865</text:p>
          </table:table-cell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float" office:value="21.1735" calcext:value-type="float">
            <text:p>21,1735</text:p>
          </table:table-cell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float" office:value="24.4458" calcext:value-type="float">
            <text:p>24,4458</text:p>
          </table:table-cell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float" office:value="26.3934" calcext:value-type="float">
            <text:p>26,3934</text:p>
          </table:table-cell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float" office:value="29.2541" calcext:value-type="float">
            <text:p>29,2541</text:p>
          </table:table-cell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float" office:value="34.5554" calcext:value-type="float">
            <text:p>34,5554</text:p>
          </table:table-cell>
        </table:table-row>
        <table:table-row table:style-name="ro1">
          <table:table-cell office:value-type="string" calcext:value-type="string">
            <text:p>Rang 32 | Temps total de calcul </text:p>
          </table:table-cell>
          <table:table-cell office:value-type="float" office:value="35.8935" calcext:value-type="float">
            <text:p>35,8935</text:p>
          </table:table-cell>
        </table:table-row>
        <table:table-row table:style-name="ro1">
          <table:table-cell office:value-type="string" calcext:value-type="string">
            <text:p>Rang 33 | Temps total de calcul </text:p>
          </table:table-cell>
          <table:table-cell office:value-type="float" office:value="32.8473" calcext:value-type="float">
            <text:p>32,8473</text:p>
          </table:table-cell>
        </table:table-row>
        <table:table-row table:style-name="ro1">
          <table:table-cell office:value-type="string" calcext:value-type="string">
            <text:p>Rang 34 | Temps total de calcul </text:p>
          </table:table-cell>
          <table:table-cell office:value-type="float" office:value="31.4451" calcext:value-type="float">
            <text:p>31,4451</text:p>
          </table:table-cell>
        </table:table-row>
        <table:table-row table:style-name="ro1">
          <table:table-cell office:value-type="string" calcext:value-type="string">
            <text:p>Rang 35 | Temps total de calcul </text:p>
          </table:table-cell>
          <table:table-cell office:value-type="float" office:value="34.3968" calcext:value-type="float">
            <text:p>34,3968</text:p>
          </table:table-cell>
        </table:table-row>
        <table:table-row table:style-name="ro1">
          <table:table-cell office:value-type="string" calcext:value-type="string">
            <text:p>Rang 36 | Temps total de calcul </text:p>
          </table:table-cell>
          <table:table-cell office:value-type="float" office:value="32.1437" calcext:value-type="float">
            <text:p>32,1437</text:p>
          </table:table-cell>
        </table:table-row>
        <table:table-row table:style-name="ro1">
          <table:table-cell office:value-type="string" calcext:value-type="string">
            <text:p>Rang 37 | Temps total de calcul </text:p>
          </table:table-cell>
          <table:table-cell office:value-type="float" office:value="27.7303" calcext:value-type="float">
            <text:p>27,7303</text:p>
          </table:table-cell>
        </table:table-row>
        <table:table-row table:style-name="ro1">
          <table:table-cell office:value-type="string" calcext:value-type="string">
            <text:p>Rang 38 | Temps total de calcul </text:p>
          </table:table-cell>
          <table:table-cell office:value-type="float" office:value="24.1428" calcext:value-type="float">
            <text:p>24,1428</text:p>
          </table:table-cell>
        </table:table-row>
        <table:table-row table:style-name="ro1">
          <table:table-cell office:value-type="string" calcext:value-type="string">
            <text:p>Rang 39 | Temps total de calcul </text:p>
          </table:table-cell>
          <table:table-cell office:value-type="float" office:value="20.3076" calcext:value-type="float">
            <text:p>20,3076</text:p>
          </table:table-cell>
        </table:table-row>
        <table:table-row table:style-name="ro1">
          <table:table-cell office:value-type="string" calcext:value-type="string">
            <text:p>Rang 40 | Temps total de calcul </text:p>
          </table:table-cell>
          <table:table-cell office:value-type="float" office:value="21.4587" calcext:value-type="float">
            <text:p>21,4587</text:p>
          </table:table-cell>
        </table:table-row>
        <table:table-row table:style-name="ro1">
          <table:table-cell office:value-type="string" calcext:value-type="string">
            <text:p>Rang 41 | Temps total de calcul </text:p>
          </table:table-cell>
          <table:table-cell office:value-type="float" office:value="19.4475" calcext:value-type="float">
            <text:p>19,4475</text:p>
          </table:table-cell>
        </table:table-row>
        <table:table-row table:style-name="ro1">
          <table:table-cell office:value-type="string" calcext:value-type="string">
            <text:p>Rang 42 | Temps total de calcul </text:p>
          </table:table-cell>
          <table:table-cell office:value-type="float" office:value="16.3868" calcext:value-type="float">
            <text:p>16,3868</text:p>
          </table:table-cell>
        </table:table-row>
        <table:table-row table:style-name="ro1">
          <table:table-cell office:value-type="string" calcext:value-type="string">
            <text:p>Rang 43 | Temps total de calcul </text:p>
          </table:table-cell>
          <table:table-cell office:value-type="float" office:value="10.6325" calcext:value-type="float">
            <text:p>10,6325</text:p>
          </table:table-cell>
        </table:table-row>
        <table:table-row table:style-name="ro1">
          <table:table-cell office:value-type="string" calcext:value-type="string">
            <text:p>Rang 44 | Temps total de calcul </text:p>
          </table:table-cell>
          <table:table-cell office:value-type="float" office:value="4.58444" calcext:value-type="float">
            <text:p>4,58444</text:p>
          </table:table-cell>
        </table:table-row>
        <table:table-row table:style-name="ro1">
          <table:table-cell office:value-type="string" calcext:value-type="string">
            <text:p>Rang 45 | Temps total de calcul </text:p>
          </table:table-cell>
          <table:table-cell office:value-type="float" office:value="5.78865" calcext:value-type="float">
            <text:p>5,78865</text:p>
          </table:table-cell>
        </table:table-row>
        <table:table-row table:style-name="ro1">
          <table:table-cell office:value-type="string" calcext:value-type="string">
            <text:p>Rang 46 | Temps total de calcul </text:p>
          </table:table-cell>
          <table:table-cell office:value-type="float" office:value="5.2344" calcext:value-type="float">
            <text:p>5,2344</text:p>
          </table:table-cell>
        </table:table-row>
        <table:table-row table:style-name="ro1">
          <table:table-cell office:value-type="string" calcext:value-type="string">
            <text:p>Rang 47 | Temps total de calcul </text:p>
          </table:table-cell>
          <table:table-cell office:value-type="float" office:value="2.6612" calcext:value-type="float">
            <text:p>2,6612</text:p>
          </table:table-cell>
        </table:table-row>
        <table:table-row table:style-name="ro1">
          <table:table-cell office:value-type="string" calcext:value-type="string">
            <text:p>Rang 48 | Temps total de calcul </text:p>
          </table:table-cell>
          <table:table-cell office:value-type="float" office:value="1.80956" calcext:value-type="float">
            <text:p>1,80956</text:p>
          </table:table-cell>
        </table:table-row>
        <table:table-row table:style-name="ro1">
          <table:table-cell office:value-type="string" calcext:value-type="string">
            <text:p>Rang 49 | Temps total de calcul </text:p>
          </table:table-cell>
          <table:table-cell office:value-type="float" office:value="1.65771" calcext:value-type="float">
            <text:p>1,65771</text:p>
          </table:table-cell>
        </table:table-row>
        <table:table-row table:style-name="ro1">
          <table:table-cell office:value-type="string" calcext:value-type="string">
            <text:p>Rang 50 | Temps total de calcul </text:p>
          </table:table-cell>
          <table:table-cell office:value-type="float" office:value="1.66507" calcext:value-type="float">
            <text:p>1,66507</text:p>
          </table:table-cell>
        </table:table-row>
        <table:table-row table:style-name="ro1">
          <table:table-cell office:value-type="string" calcext:value-type="string">
            <text:p>Rang 51 | Temps total de calcul </text:p>
          </table:table-cell>
          <table:table-cell office:value-type="float" office:value="1.7633" calcext:value-type="float">
            <text:p>1,7633</text:p>
          </table:table-cell>
        </table:table-row>
        <table:table-row table:style-name="ro1">
          <table:table-cell office:value-type="string" calcext:value-type="string">
            <text:p>Rang 52 | Temps total de calcul </text:p>
          </table:table-cell>
          <table:table-cell office:value-type="float" office:value="1.81986" calcext:value-type="float">
            <text:p>1,81986</text:p>
          </table:table-cell>
        </table:table-row>
        <table:table-row table:style-name="ro1">
          <table:table-cell office:value-type="string" calcext:value-type="string">
            <text:p>Rang 53 | Temps total de calcul </text:p>
          </table:table-cell>
          <table:table-cell office:value-type="float" office:value="1.78704" calcext:value-type="float">
            <text:p>1,78704</text:p>
          </table:table-cell>
        </table:table-row>
        <table:table-row table:style-name="ro1">
          <table:table-cell office:value-type="string" calcext:value-type="string">
            <text:p>Rang 54 | Temps total de calcul </text:p>
          </table:table-cell>
          <table:table-cell office:value-type="float" office:value="1.71937" calcext:value-type="float">
            <text:p>1,71937</text:p>
          </table:table-cell>
        </table:table-row>
        <table:table-row table:style-name="ro1">
          <table:table-cell office:value-type="string" calcext:value-type="string">
            <text:p>Rang 55 | Temps total de calcul </text:p>
          </table:table-cell>
          <table:table-cell office:value-type="float" office:value="1.66335" calcext:value-type="float">
            <text:p>1,66335</text:p>
          </table:table-cell>
        </table:table-row>
        <table:table-row table:style-name="ro1">
          <table:table-cell office:value-type="string" calcext:value-type="string">
            <text:p>Rang 56 | Temps total de calcul </text:p>
          </table:table-cell>
          <table:table-cell office:value-type="float" office:value="1.72966" calcext:value-type="float">
            <text:p>1,72966</text:p>
          </table:table-cell>
        </table:table-row>
        <table:table-row table:style-name="ro1">
          <table:table-cell office:value-type="string" calcext:value-type="string">
            <text:p>Rang 57 | Temps total de calcul </text:p>
          </table:table-cell>
          <table:table-cell office:value-type="float" office:value="1.78782" calcext:value-type="float">
            <text:p>1,78782</text:p>
          </table:table-cell>
        </table:table-row>
        <table:table-row table:style-name="ro1">
          <table:table-cell office:value-type="string" calcext:value-type="string">
            <text:p>Rang 58 | Temps total de calcul </text:p>
          </table:table-cell>
          <table:table-cell office:value-type="float" office:value="1.73848" calcext:value-type="float">
            <text:p>1,73848</text:p>
          </table:table-cell>
        </table:table-row>
        <table:table-row table:style-name="ro1">
          <table:table-cell office:value-type="string" calcext:value-type="string">
            <text:p>Rang 59 | Temps total de calcul </text:p>
          </table:table-cell>
          <table:table-cell office:value-type="float" office:value="1.70395" calcext:value-type="float">
            <text:p>1,70395</text:p>
          </table:table-cell>
        </table:table-row>
        <table:table-row table:style-name="ro1">
          <table:table-cell office:value-type="string" calcext:value-type="string">
            <text:p>Rang 60 | Temps total de calcul </text:p>
          </table:table-cell>
          <table:table-cell office:value-type="float" office:value="1.66494" calcext:value-type="float">
            <text:p>1,66494</text:p>
          </table:table-cell>
        </table:table-row>
        <table:table-row table:style-name="ro1">
          <table:table-cell office:value-type="string" calcext:value-type="string">
            <text:p>Rang 61 | Temps total de calcul </text:p>
          </table:table-cell>
          <table:table-cell office:value-type="float" office:value="1.68605" calcext:value-type="float">
            <text:p>1,68605</text:p>
          </table:table-cell>
        </table:table-row>
        <table:table-row table:style-name="ro1">
          <table:table-cell office:value-type="string" calcext:value-type="string">
            <text:p>Rang 62 | Temps total de calcul </text:p>
          </table:table-cell>
          <table:table-cell office:value-type="float" office:value="1.76146" calcext:value-type="float">
            <text:p>1,76146</text:p>
          </table:table-cell>
        </table:table-row>
        <table:table-row table:style-name="ro1">
          <table:table-cell office:value-type="string" calcext:value-type="string">
            <text:p>Rang 63 | Temps total de calcul </text:p>
          </table:table-cell>
          <table:table-cell office:value-type="float" office:value="1.65524" calcext:value-type="float">
            <text:p>1,65524</text:p>
          </table:table-cell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0:29:41.293627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08T10:30:39.647443028</dc:date>
    <meta:editing-duration>PT11M50S</meta:editing-duration>
    <meta:editing-cycles>14</meta:editing-cycles>
    <meta:generator>LibreOffice/4.2.8.2$Linux_X86_64 LibreOffice_project/420m0$Build-2</meta:generator>
    <meta:document-statistic meta:table-count="2" meta:cell-count="287" meta:object-count="0"/>
  </office:meta>
</office:document-meta>
</file>